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75.5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5.17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5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bi-core-gosum2-cell" table:style-name="ta1">
        <table:shapes>
          <draw:frame draw:z-index="0" draw:style-name="gr1" draw:text-style-name="P1" svg:width="209.14mm" svg:height="203.98mm" svg:x="37.62mm" svg:y="198.09mm">
            <loext:p draw:notify-on-update-of-ranges="'Gambi-core-gosum2-cell'.B2:'Gambi-core-gosum2-cell'.B42 'Gambi-core-gosum2-cell'.C1:'Gambi-core-gosum2-cell'.C1 'Gambi-core-gosum2-cell'.C2:'Gambi-core-gosum2-cell'.C42 'Gambi-core-gosum2-cell'.D1:'Gambi-core-gosum2-cell'.D1 'Gambi-core-gosum2-cell'.D2:'Gambi-core-gosum2-cell'.D42 'Gambi-core-gosum2-cell'.E1:'Gambi-core-gosum2-cell'.E1 'Gambi-core-gosum2-cell'.E2:'Gambi-core-gosum2-cell'.E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O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 office:value-type="string" calcext:value-type="string">
            <text:p>GO:0005911</text:p>
          </table:table-cell>
          <table:table-cell office:value-type="string" calcext:value-type="string">
            <text:p>cell-cell jun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05929</text:p>
          </table:table-cell>
          <table:table-cell office:value-type="string" calcext:value-type="string">
            <text:p>cil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08287</text:p>
          </table:table-cell>
          <table:table-cell office:value-type="string" calcext:value-type="string">
            <text:p>protein serine/threonine phosphatase complex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19867</text:p>
          </table:table-cell>
          <table:table-cell office:value-type="string" calcext:value-type="string">
            <text:p>outer membr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31090</text:p>
          </table:table-cell>
          <table:table-cell office:value-type="string" calcext:value-type="string">
            <text:p>extracellular matri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:0031090</text:p>
          </table:table-cell>
          <table:table-cell office:value-type="string" calcext:value-type="string">
            <text:p>organelle membra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:0031224</text:p>
          </table:table-cell>
          <table:table-cell office:value-type="string" calcext:value-type="string">
            <text:p>intrinsic component of membra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:0031975</text:p>
          </table:table-cell>
          <table:table-cell office:value-type="string" calcext:value-type="string">
            <text:p>envel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:0032993</text:p>
          </table:table-cell>
          <table:table-cell office:value-type="string" calcext:value-type="string">
            <text:p>protein-DNA compl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33061</text:p>
          </table:table-cell>
          <table:table-cell office:value-type="string" calcext:value-type="string">
            <text:p>DNA recombinase mediator compl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34518</text:p>
          </table:table-cell>
          <table:table-cell office:value-type="string" calcext:value-type="string">
            <text:p>RNA cap binding compl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36338</text:p>
          </table:table-cell>
          <table:table-cell office:value-type="string" calcext:value-type="string">
            <text:p>viral membr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42597</text:p>
          </table:table-cell>
          <table:table-cell office:value-type="string" calcext:value-type="string">
            <text:p>periplasmic sp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42995</text:p>
          </table:table-cell>
          <table:table-cell office:value-type="string" calcext:value-type="string">
            <text:p>cell proje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43227</text:p>
          </table:table-cell>
          <table:table-cell office:value-type="string" calcext:value-type="string">
            <text:p>membrane-bounded organelle</text:p>
          </table:table-cell>
          <table:table-cell table:number-columns-repeated="3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O:0043228</text:p>
          </table:table-cell>
          <table:table-cell office:value-type="string" calcext:value-type="string">
            <text:p>non-membrane-bounded organel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:0043229</text:p>
          </table:table-cell>
          <table:table-cell office:value-type="string" calcext:value-type="string">
            <text:p>intracellular organell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O:0043233</text:p>
          </table:table-cell>
          <table:table-cell office:value-type="string" calcext:value-type="string">
            <text:p>organelle lu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43235</text:p>
          </table:table-cell>
          <table:table-cell office:value-type="string" calcext:value-type="string">
            <text:p>receptor complex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44424</text:p>
          </table:table-cell>
          <table:table-cell office:value-type="string" calcext:value-type="string">
            <text:p>intracellular part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GO:0044441</text:p>
          </table:table-cell>
          <table:table-cell office:value-type="string" calcext:value-type="string">
            <text:p>ciliary p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:0044446</text:p>
          </table:table-cell>
          <table:table-cell office:value-type="string" calcext:value-type="string">
            <text:p>intracellular organelle part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GO:0044449</text:p>
          </table:table-cell>
          <table:table-cell office:value-type="string" calcext:value-type="string">
            <text:p>contractile fiber p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44455</text:p>
          </table:table-cell>
          <table:table-cell office:value-type="string" calcext:value-type="string">
            <text:p>mitochondrial membrane 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:0044459</text:p>
          </table:table-cell>
          <table:table-cell office:value-type="string" calcext:value-type="string">
            <text:p>plasma membrane par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:0044461</text:p>
          </table:table-cell>
          <table:table-cell office:value-type="string" calcext:value-type="string">
            <text:p>bacterial-type flagellum p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44462</text:p>
          </table:table-cell>
          <table:table-cell office:value-type="string" calcext:value-type="string">
            <text:p>external encapsulating structure p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0044463</text:p>
          </table:table-cell>
          <table:table-cell office:value-type="string" calcext:value-type="string">
            <text:p>cell projection p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O:0044815</text:p>
          </table:table-cell>
          <table:table-cell office:value-type="string" calcext:value-type="string">
            <text:p>DNA packaging complex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70069</text:p>
          </table:table-cell>
          <table:table-cell office:value-type="string" calcext:value-type="string">
            <text:p>cytochrome complex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97458</text:p>
          </table:table-cell>
          <table:table-cell office:value-type="string" calcext:value-type="string">
            <text:p>neuron p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:0098796</text:p>
          </table:table-cell>
          <table:table-cell office:value-type="string" calcext:value-type="string">
            <text:p>membrane protein complex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GO:0098805</text:p>
          </table:table-cell>
          <table:table-cell office:value-type="string" calcext:value-type="string">
            <text:p>whole membra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99023</text:p>
          </table:table-cell>
          <table:table-cell office:value-type="string" calcext:value-type="string">
            <text:p>tethering complex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099081</text:p>
          </table:table-cell>
          <table:table-cell office:value-type="string" calcext:value-type="string">
            <text:p>supramolecular poly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:0120114</text:p>
          </table:table-cell>
          <table:table-cell office:value-type="string" calcext:value-type="string">
            <text:p>Sm-like protein family comple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:1902494</text:p>
          </table:table-cell>
          <table:table-cell office:value-type="string" calcext:value-type="string">
            <text:p>catalytic comple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O:1990204</text:p>
          </table:table-cell>
          <table:table-cell office:value-type="string" calcext:value-type="string">
            <text:p>oxidoreductase comple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:1990351</text:p>
          </table:table-cell>
          <table:table-cell office:value-type="string" calcext:value-type="string">
            <text:p>transporter comple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O:1990391</text:p>
          </table:table-cell>
          <table:table-cell office:value-type="string" calcext:value-type="string">
            <text:p>DNA repair complex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:1990904</text:p>
          </table:table-cell>
          <table:table-cell office:value-type="string" calcext:value-type="string">
            <text:p>ribonucleoprotein complex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05:36:18.815966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05:37:21.417894630</dc:date>
    <meta:editing-duration>PT20M36S</meta:editing-duration>
    <meta:editing-cycles>9</meta:editing-cycles>
    <meta:generator>LibreOffice/5.1.6.2$Linux_X86_64 LibreOffice_project/10m0$Build-2</meta:generator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3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15cm" svg:height="20.399cm" xlink:href=".." xlink:type="simple" chart:class="chart:bar" chart:style-name="ch1">
        <chart:legend chart:legend-position="end" svg:x="18.916cm" svg:y="9.402cm" style:legend-expansion="high" chart:style-name="ch2"/>
        <chart:plot-area chart:style-name="ch3" table:cell-range-address="'Gambi-core-gosum2-cell'.B2:'Gambi-core-gosum2-cell'.E42 'Gambi-core-gosum2-cell'.C1:'Gambi-core-gosum2-cell'.E1" chart:data-source-has-labels="both" svg:x="0.351cm" svg:y="0.209cm" svg:width="18.144cm" svg:height="19.337cm">
          <chartooo:coordinate-region svg:x="4.624cm" svg:y="0.408cm" svg:width="13.871cm" svg:height="13.631cm"/>
          <chart:axis chart:dimension="x" chart:name="primary-x" chart:style-name="ch4" chartooo:axis-type="auto">
            <chartooo:date-scale/>
            <chart:categories table:cell-range-address="'Gambi-core-gosum2-cell'.B2:'Gambi-core-gosum2-cell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mbi-core-gosum2-cell'.C2:'Gambi-core-gosum2-cell'.C42" chart:label-cell-address="'Gambi-core-gosum2-cell'.C1:'Gambi-core-gosum2-cell'.C1" chart:class="chart:bar">
            <chart:data-point chart:repeated="41"/>
          </chart:series>
          <chart:series chart:style-name="ch8" chart:values-cell-range-address="'Gambi-core-gosum2-cell'.D2:'Gambi-core-gosum2-cell'.D42" chart:label-cell-address="'Gambi-core-gosum2-cell'.D1:'Gambi-core-gosum2-cell'.D1" chart:class="chart:bar">
            <chart:data-point chart:repeated="41"/>
          </chart:series>
          <chart:series chart:style-name="ch9" chart:values-cell-range-address="'Gambi-core-gosum2-cell'.E2:'Gambi-core-gosum2-cell'.E42" chart:label-cell-address="'Gambi-core-gosum2-cell'.E1:'Gambi-core-gosum2-cell'.E1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Gambi-core-gosum2-cell'.C1:'Gambi-core-gosum2-cell'.C1</svg:desc>
                </draw:g>
              </table:table-cell>
              <table:table-cell office:value-type="string">
                <text:p>softcore</text:p>
                <draw:g>
                  <svg:desc>'Gambi-core-gosum2-cell'.D1:'Gambi-core-gosum2-cell'.D1</svg:desc>
                </draw:g>
              </table:table-cell>
              <table:table-cell office:value-type="string">
                <text:p>unique</text:p>
                <draw:g>
                  <svg:desc>'Gambi-core-gosum2-cell'.E1:'Gambi-core-gosum2-cel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l-cell junction</text:p>
                <draw:g>
                  <svg:desc>'Gambi-core-gosum2-cell'.B2:'Gambi-core-gosum2-cell'.B42</svg:desc>
                </draw:g>
              </table:table-cell>
              <table:table-cell office:value-type="float" office:value="0">
                <text:p>0</text:p>
                <draw:g>
                  <svg:desc>'Gambi-core-gosum2-cell'.C2:'Gambi-core-gosum2-cell'.C42</svg:desc>
                </draw:g>
              </table:table-cell>
              <table:table-cell office:value-type="float" office:value="0">
                <text:p>0</text:p>
                <draw:g>
                  <svg:desc>'Gambi-core-gosum2-cell'.D2:'Gambi-core-gosum2-cell'.D42</svg:desc>
                </draw:g>
              </table:table-cell>
              <table:table-cell office:value-type="float" office:value="1">
                <text:p>1</text:p>
                <draw:g>
                  <svg:desc>'Gambi-core-gosum2-cell'.E2:'Gambi-core-gosum2-cell'.E42</svg:desc>
                </draw:g>
              </table:table-cell>
            </table:table-row>
            <table:table-row>
              <table:table-cell office:value-type="string">
                <text:p>cilium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tein serine/threonine phosphatase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ter membran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tracellular matrix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ganelle membran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rinsic component of membrane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velo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in-DNA complex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NA recombinase mediator complex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NA cap binding complex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ral membra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iplasmic spac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projec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mbrane-bounded organelle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n-membrane-bounded organell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acellular organelle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rganelle lume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ceptor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racellular part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iliary part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tracellular organelle part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ontractile fiber 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tochondrial membrane part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sma membrane part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cterial-type flagellum 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ternal encapsulating structure pa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projection part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NA packaging complex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ytochrome complex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ron par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mbrane protein complex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whole membran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thering complex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ramolecular polym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m-like protein family complex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alytic complex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oxidoreductase complex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ansporter complex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NA repair comple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nucleoprotein complex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